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0b0fd4" officeooo:paragraph-rsid="000b0fd4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officeooo:rsid="0004c2f4"/>
    </style:style>
    <style:style style:name="T2" style:family="text">
      <style:text-properties officeooo:rsid="0006a818"/>
    </style:style>
    <style:style style:name="T3" style:family="text">
      <style:text-properties officeooo:rsid="00086ec7"/>
    </style:style>
    <style:style style:name="T4" style:family="text">
      <style:text-properties fo:font-variant="normal" fo:text-transform="none" fo:color="#000000" style:font-name="monospace" fo:font-size="12pt" fo:letter-spacing="normal" fo:font-style="normal" fo:font-weight="normal"/>
    </style:style>
    <style:style style:name="T5" style:family="text">
      <style:text-properties officeooo:rsid="000941d2"/>
    </style:style>
    <style:style style:name="T6" style:family="text">
      <style:text-properties officeooo:rsid="000b7906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add</text:p>
      <text:p text:style-name="Standard"><text:tab/><text:span text:style-name="T1">Erstellt einen neuen User</text:span></text:p>
      <text:p text:style-name="Standard"/>
      <text:p text:style-name="P1">userdel</text:p>
      <text:p text:style-name="Standard"><text:tab/><text:span text:style-name="T1">Löscht einen Benutzer mit seinen Dateien</text:span></text:p>
      <text:p text:style-name="Standard"/>
      <text:p text:style-name="P1">groupadd</text:p>
      <text:p text:style-name="Standard"><text:tab/><text:span text:style-name="T1">Erstellt eine neue Gruppe</text:span></text:p>
      <text:p text:style-name="Standard"/>
      <text:p text:style-name="P1">groupdel</text:p>
      <text:p text:style-name="Standard"><text:tab/><text:span text:style-name="T1">Löscht eine Gruppe </text:span></text:p>
      <text:p text:style-name="Standard"/>
      <text:p text:style-name="P1">passwd</text:p>
      <text:p text:style-name="Standard"><text:tab/><text:span text:style-name="T1">ändert das Passwort eines Benutzers:</text:span></text:p>
      <text:p text:style-name="Standard"><text:tab/><text:tab/><text:span text:style-name="T1">normaler: nur seinen eigenen und vorheriges Passwort muss eingegeben werden</text:span></text:p>
      <text:p text:style-name="Standard"><text:tab/><text:tab/><text:span text:style-name="T1">root: kann jedes Passwort ändert und braucht kein vorheriges Passwort</text:span></text:p>
      <text:p text:style-name="Standard"/>
      <text:p text:style-name="P1">pwgen</text:p>
      <text:p text:style-name="Standard"><text:tab/><text:span text:style-name="T2">generiert ein Passwort</text:span></text:p>
      <text:p text:style-name="Standard"/>
      <text:p text:style-name="P1">chpasswd</text:p>
      <text:p text:style-name="Standard"><text:tab/><text:span text:style-name="T2">ändert mehrere Passwörter auf einmal</text:span></text:p>
      <text:p text:style-name="Standard"/>
      <text:p text:style-name="P1">who</text:p>
      <text:p text:style-name="Standard"><text:tab/><text:span text:style-name="T2">gibt Benutzername etwas und letztes anmeldedatum</text:span></text:p>
      <text:p text:style-name="Standard"/>
      <text:p text:style-name="P1">w</text:p>
      <text:p text:style-name="Standard"><text:tab/><text:span text:style-name="T3">gleich wie who, aber mit mehr Informationen und allen Benutzern</text:span></text:p>
      <text:p text:style-name="Standard"/>
      <text:p text:style-name="P1">users</text:p>
      <text:p text:style-name="Standard"><text:tab/><text:span text:style-name="T3">gibt alle aktiven Benutzer aus</text:span></text:p>
      <text:p text:style-name="Standard"/>
      <text:p text:style-name="P1">whoami</text:p>
      <text:p text:style-name="Standard"><text:tab/><text:span text:style-name="T3">gibt nur den Benutzername aus</text:span></text:p>
      <text:p text:style-name="Standard"/>
      <text:p text:style-name="P1">finger</text:p>
      <text:p text:style-name="Standard"><text:tab/><text:span text:style-name="T4">displays the user's login name, real name, terminal nameand write status</text:span></text:p>
      <text:p text:style-name="Standard"/>
      <text:p text:style-name="P1">groups</text:p>
      <text:p text:style-name="Standard"><text:tab/><text:span text:style-name="T3">Textdatei, welche alle gruppen beinhalten</text:span></text:p>
      <text:p text:style-name="Standard"/>
      <text:p text:style-name="P1">id</text:p>
      <text:p text:style-name="Standard"><text:tab/>print real and effective user and group IDs</text:p>
      <text:p text:style-name="Standard"/>
      <text:p text:style-name="P1">sudo</text:p>
      <text:p text:style-name="Standard"><text:tab/><text:span text:style-name="T3">führt einen Befehl als Root aus</text:span></text:p>
      <text:p text:style-name="Standard"/>
      <text:p text:style-name="P1">su</text:p>
      <text:p text:style-name="Standard"><text:tab/><text:span text:style-name="T5">ersetzt Benutzer und GruppenId beim ausführen eines Befehls</text:span></text:p>
      <text:p text:style-name="Standard"/>
      <text:p text:style-name="P1">/etc/…</text:p>
      <text:p text:style-name="P2"><text:soft-page-break/>zentrale Verzeichnis für alle <text:span text:style-name="T5">globale </text:span>Konfigurationsdateien auf Unix-Systemen.</text:p>
      <text:p text:style-name="P2"/>
      <text:p text:style-name="P4">Kannst du dein Passwort des Schulnetzes unter Linux ändern?</text:p>
      <text:p text:style-name="P3">nein</text:p>
      <text:p text:style-name="P2"/>
      <text:p text:style-name="P2">Hat finger einen Plan?</text:p>
      <text:p text:style-name="P3">What</text:p>
      <text:p text:style-name="P3"/>
      <text:p text:style-name="P2">In welcher Situation kann man mit der Benutzerverwaltung in der Befehlszeile klar über eine GUI gewinnen?</text:p>
      <text:p text:style-name="P3">man kann direkt als root Sachen öndern, man kann schimpfwörter als Benutzername nehmen</text:p>
      <text:p text:style-name="P2"/>
      <text:p text:style-name="P2">Was ist wohl ein typischer Aufruf, um einen Benutzer zu erstellen? Was übergibst du, welche Entscheidungen musst du treffen?</text:p>
      <text:p text:style-name="P3">useradd –badname badApple -p plaplapla </text:p>
      <text:p text:style-name="P2"/>
      <text:p text:style-name="P2">Wo ist chpasswd interessanter als passwd?</text:p>
      <text:p text:style-name="P3">Bei Servern</text:p>
      <text:p text:style-name="P2"/>
      <text:p text:style-name="P2">Wer darf "sudo su -" machen? Warum arbeiten wir nicht als root?</text:p>
      <text:p text:style-name="P3">Der der das Passwort hat<text:span text:style-name="T6">­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5:36:10.534482794</meta:creation-date>
    <meta:generator>LibreOffice/6.4.7.2$Linux_X86_64 LibreOffice_project/40$Build-2</meta:generator>
    <dc:date>2022-03-31T16:15:43.778475639</dc:date>
    <meta:editing-duration>PT29M21S</meta:editing-duration>
    <meta:editing-cycles>5</meta:editing-cycles>
    <meta:document-statistic meta:table-count="0" meta:image-count="0" meta:object-count="0" meta:page-count="3" meta:paragraph-count="48" meta:word-count="233" meta:character-count="1534" meta:non-whitespace-character-count="1328"/>
  </office:meta>
</office:document-meta>
</file>